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03a16d8" officeooo:paragraph-rsid="395b71c1" fo:background-color="transparent"/>
    </style:style>
    <style:style style:name="P2" style:family="paragraph" style:parent-style-name="Text_20_body">
      <style:text-properties officeooo:rsid="395cbc39" officeooo:paragraph-rsid="3960ad5d" fo:background-color="transparent"/>
    </style:style>
    <style:style style:name="P3" style:family="paragraph" style:parent-style-name="Text_20_body">
      <style:text-properties officeooo:paragraph-rsid="395b71c1"/>
    </style:style>
    <style:style style:name="P4" style:family="paragraph" style:parent-style-name="Text_20_body">
      <style:text-properties fo:font-style="normal" officeooo:rsid="22d6a232" officeooo:paragraph-rsid="3961ffec" style:font-style-asian="normal" style:font-style-complex="normal"/>
    </style:style>
    <style:style style:name="P5" style:family="paragraph" style:parent-style-name="Text_20_body">
      <style:text-properties officeooo:rsid="39609829" officeooo:paragraph-rsid="39609829"/>
    </style:style>
    <style:style style:name="P6" style:family="paragraph" style:parent-style-name="Text_20_body">
      <style:text-properties officeooo:rsid="21a77545" officeooo:paragraph-rsid="3961ffec"/>
    </style:style>
    <style:style style:name="P7" style:family="paragraph" style:parent-style-name="Text_20_body">
      <style:text-properties officeooo:rsid="2052d536" officeooo:paragraph-rsid="3961ffec"/>
    </style:style>
    <style:style style:name="P8" style:family="paragraph" style:parent-style-name="Text_20_body">
      <style:text-properties fo:language="cs" fo:country="CZ" fo:font-style="normal" officeooo:rsid="219805d8" officeooo:paragraph-rsid="395b71c1" style:language-asian="cs" style:country-asian="CZ" style:font-style-asian="normal" style:font-style-complex="normal"/>
    </style:style>
    <style:style style:name="P9" style:family="paragraph" style:parent-style-name="Text_20_body">
      <style:text-properties fo:language="cs" fo:country="CZ" fo:font-style="normal" officeooo:rsid="2035891f" officeooo:paragraph-rsid="3965bde1" fo:background-color="transparent" style:language-asian="cs" style:country-asian="CZ" style:font-style-asian="normal" style:font-style-complex="normal"/>
    </style:style>
    <style:style style:name="P10" style:family="paragraph" style:parent-style-name="Text_20_body">
      <style:text-properties officeooo:paragraph-rsid="3965bde1"/>
    </style:style>
    <style:style style:name="P11" style:family="paragraph" style:parent-style-name="Text_20_body" style:list-style-name="L1">
      <style:text-properties officeooo:rsid="2052d536" officeooo:paragraph-rsid="3961ffec"/>
    </style:style>
    <style:style style:name="P12" style:family="paragraph" style:parent-style-name="Text_20_body">
      <style:text-properties officeooo:rsid="203ece63" officeooo:paragraph-rsid="395b71c1"/>
    </style:style>
    <style:style style:name="P13" style:family="paragraph" style:parent-style-name="Heading_20_4">
      <style:text-properties fo:font-weight="normal" style:font-weight-asian="normal" style:font-weight-complex="normal"/>
    </style:style>
    <style:style style:name="P14" style:family="paragraph" style:parent-style-name="Heading_20_4">
      <style:text-properties fo:font-weight="normal" officeooo:paragraph-rsid="3965bde1" style:font-weight-asian="normal" style:font-weight-complex="normal"/>
    </style:style>
    <style:style style:name="P15" style:family="paragraph" style:parent-style-name="Heading_20_4">
      <style:text-properties officeooo:paragraph-rsid="39686303"/>
    </style:style>
    <style:style style:name="P16" style:family="paragraph" style:parent-style-name="Heading_20_5">
      <style:text-properties fo:font-style="italic" officeooo:rsid="395da116" officeooo:paragraph-rsid="3961ffec" style:font-style-asian="italic" style:font-style-complex="italic"/>
    </style:style>
    <style:style style:name="P17" style:family="paragraph" style:parent-style-name="Heading_20_5">
      <style:text-properties officeooo:paragraph-rsid="3961ffec"/>
    </style:style>
    <style:style style:name="P18" style:family="paragraph" style:parent-style-name="Heading_20_2">
      <style:text-properties officeooo:rsid="395cbc39" officeooo:paragraph-rsid="3960ad5d"/>
    </style:style>
    <style:style style:name="P19" style:family="paragraph" style:parent-style-name="Heading_20_2" style:master-page-name="Standard">
      <style:paragraph-properties style:page-number="auto"/>
      <style:text-properties officeooo:paragraph-rsid="39686303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3958477f" officeooo:paragraph-rsid="3958477f" style:font-weight-asian="bold" style:font-weight-complex="bold"/>
    </style:style>
    <style:style style:name="P21" style:family="paragraph" style:parent-style-name="Table_20_Contents">
      <style:text-properties fo:font-weight="bold" officeooo:rsid="3958477f" officeooo:paragraph-rsid="3958477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39595673" officeooo:paragraph-rsid="39595673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3959bd81" officeooo:paragraph-rsid="3959bd81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396551e6" officeooo:paragraph-rsid="396551e6" style:font-style-asian="italic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rsid="3965adf6" officeooo:paragraph-rsid="3965adf6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tyle="italic" officeooo:rsid="39595673" officeooo:paragraph-rsid="39595673" style:font-style-asian="italic" style:font-style-complex="italic"/>
    </style:style>
    <style:style style:name="P28" style:family="paragraph" style:parent-style-name="Table_20_Contents">
      <style:text-properties fo:language="en" fo:country="US" fo:font-weight="bold" officeooo:rsid="39642ac9" officeooo:paragraph-rsid="39642a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39646a0f" officeooo:paragraph-rsid="39646a0f"/>
    </style:style>
    <style:style style:name="P30" style:family="paragraph" style:parent-style-name="Table_20_Contents">
      <style:paragraph-properties fo:text-align="center" style:justify-single-word="false"/>
      <style:text-properties officeooo:rsid="3965bde1" officeooo:paragraph-rsid="3965bde1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normal" fo:font-weight="normal" style:language-asian="cs" style:country-asian="CZ" style:font-style-asian="normal" style:font-weight-asian="normal" style:font-style-complex="normal" style:font-weight-complex="normal"/>
    </style:style>
    <style:style style:name="T3" style:family="text">
      <style:text-properties fo:language="cs" fo:country="CZ" fo:font-style="normal" fo:font-weight="normal" officeooo:rsid="2195aae2" style:language-asian="cs" style:country-asian="CZ" style:font-style-asian="normal" style:font-weight-asian="normal" style:font-style-complex="normal" style:font-weight-complex="normal"/>
    </style:style>
    <style:style style:name="T4" style:family="text">
      <style:text-properties fo:language="cs" fo:country="CZ" fo:font-style="normal" fo:font-weight="normal" officeooo:rsid="2195b040" style:language-asian="cs" style:country-asian="CZ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3e9ad2e4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officeooo:rsid="203a73c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214ce48d" style:font-weight-asian="normal" style:font-weight-complex="normal"/>
    </style:style>
    <style:style style:name="T12" style:family="text">
      <style:text-properties fo:font-weight="normal" officeooo:rsid="2195b040" style:font-weight-asian="normal" style:font-weight-complex="normal"/>
    </style:style>
    <style:style style:name="T13" style:family="text">
      <style:text-properties fo:font-weight="normal" officeooo:rsid="3960ad5d" style:font-weight-asian="normal" style:font-weight-complex="normal"/>
    </style:style>
    <style:style style:name="T14" style:family="text">
      <style:text-properties fo:font-weight="normal" officeooo:rsid="203781ed" style:font-weight-asian="normal" style:font-weight-complex="normal"/>
    </style:style>
    <style:style style:name="T15" style:family="text">
      <style:text-properties fo:font-weight="normal" officeooo:rsid="395d8fe0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214ce48d" fo:background-color="transparent" loext:char-shading-value="0" style:font-weight-asian="normal" style:font-weight-complex="normal"/>
    </style:style>
    <style:style style:name="T18" style:family="text">
      <style:text-properties officeooo:rsid="3958477f"/>
    </style:style>
    <style:style style:name="T19" style:family="text">
      <style:text-properties officeooo:rsid="395d8fe0"/>
    </style:style>
    <style:style style:name="T20" style:family="text">
      <style:text-properties officeooo:rsid="22d854a9"/>
    </style:style>
    <style:style style:name="T21" style:family="text">
      <style:text-properties officeooo:rsid="204f4e25"/>
    </style:style>
    <style:style style:name="T22" style:family="text">
      <style:text-properties officeooo:rsid="3ebdc40e"/>
    </style:style>
    <style:style style:name="T23" style:family="text">
      <style:text-properties officeooo:rsid="2163e5a4"/>
    </style:style>
    <style:style style:name="T24" style:family="text">
      <style:text-properties officeooo:rsid="205cb6a1"/>
    </style:style>
    <style:style style:name="T25" style:family="text">
      <style:text-properties officeooo:rsid="205345cd"/>
    </style:style>
    <style:style style:name="T26" style:family="text">
      <style:text-properties officeooo:rsid="2164a9a6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21a922d0" style:font-style-asian="normal" style:font-style-complex="normal"/>
    </style:style>
    <style:style style:name="T29" style:family="text">
      <style:text-properties fo:font-style="normal" officeooo:rsid="21a77545" style:font-style-asian="normal" style:font-style-complex="normal"/>
    </style:style>
    <style:style style:name="T30" style:family="text">
      <style:text-properties officeooo:rsid="3965bde1"/>
    </style:style>
    <style:style style:name="T31" style:family="text">
      <style:text-properties officeooo:rsid="39661ad1"/>
    </style:style>
    <style:style style:name="T32" style:family="text">
      <style:text-properties officeooo:rsid="39686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T32">Schopnosti podle rasy</text:span></text:h>
      <text:h text:style-name="P15" text:outline-level="4"><text:span text:style-name="T10">Bezpečný dopad </text:span><text:span text:style-name="T15">(člověk)</text:span></text:h>
      <text:p text:style-name="P3"><text:span text:style-name="T3">Dokážeš</text:span><text:span text:style-name="T2"> bezpečně dopadnout z </text:span><text:span text:style-name="T4">dvojnásobné výšky než ostatní</text:span><text:span text:style-name="T2">.</text:span></text:p>
      <text:h text:style-name="P13" text:outline-level="4">Obří skoky <text:span text:style-name="T19">(barbar)</text:span></text:h>
      <text:p text:style-name="P8"><text:span text:style-name="T12">Vyskočíš dvakrát výše a doskočíš dvakrát dále než ostatní</text:span><text:span text:style-name="T10">.</text:span></text:p>
      <text:h text:style-name="P13" text:outline-level="4">Vytříbená chuť <text:span text:style-name="T31">(hobit)</text:span></text:h>
      <text:p text:style-name="Text_20_body">Hobiti mají citlivější chuť a než příslušníci ostatních ras. Jsou to díky tomu známí labužníci a velcí znalci různých nápojů, pokrmů a jiných poživatin, ale <text:span text:style-name="T30">dokáží také</text:span> pouhým ochutnáním odhal<text:span text:style-name="T30">it</text:span> přítomnost jedů nebo jiných nežádoucích přísad.</text:p>
      <text:h text:style-name="P14" text:outline-level="4">V<text:span text:style-name="T30">ýborný</text:span> čich <text:span text:style-name="T31">(kudůk)</text:span></text:h>
      <text:p text:style-name="P10"><text:span text:style-name="T30">Kudůci mají výborný čich, podobně jako psi. Dokáží tedy například sledovat pachovou stopu, poznají </text:span>převlečenou osobu<text:span text:style-name="T30">, ucítí neviditelného protivníka a podobně</text:span>.</text:p>
      <text:h text:style-name="P13" text:outline-level="4">Ostrý zrak <text:span text:style-name="T30">(elf)</text:span></text:h>
      <text:p text:style-name="P9"><text:span text:style-name="T10">Elfové mají ostřejší a citlivější zrak než ostatní rasy. Vidí dobře i za šera (ale ne v naprosté tmě) a rozeznají detaily </text:span><text:span text:style-name="T14">i </text:span><text:span text:style-name="T10">na v</text:span><text:span text:style-name="T14">elkou</text:span><text:span text:style-name="T10"> vzdálenost.</text:span></text:p>
      <text:h text:style-name="P13" text:outline-level="4"><text:soft-page-break/>Infravidění <text:span text:style-name="T19">(trpaslík)</text:span></text:h>
      <text:p text:style-name="P1">Trpaslíci dokáží rozeznat teplejší předměty od studenějších. <text:span text:style-name="T9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3" text:outline-level="4">Ultrasluch <text:span text:style-name="T19">(kroll)</text:span></text:h>
      <text:p text:style-name="P12"><text:span text:style-name="T16">Krol</text:span><text:span text:style-name="T17">l</text:span><text:span text:style-name="T16"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</text:span><text:span text:style-name="T8">Ultrasluch</text:span><text:span text:style-name="T16"> nefunguje v prostředí hlučnějším než obyčejný hovor, nebo když kroll z nějakých důvodů nemůže vydávat zvuk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38618e8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3T14:35:48.889000000</dc:date>
    <meta:print-date>2113-01-01T00:00:00</meta:print-date>
    <meta:editing-cycles>19254</meta:editing-cycles>
    <meta:editing-duration>P54DT12H19M2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16" meta:word-count="231" meta:character-count="1548" meta:non-whitespace-character-count="1332"/>
  </office:meta>
</office:document-meta>
</file>